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4.96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382cm"/>
    </style:style>
    <style:style style:name="co4" style:family="table-column">
      <style:table-column-properties fo:break-before="auto" style:column-width="6.188cm"/>
    </style:style>
    <style:style style:name="co5" style:family="table-column">
      <style:table-column-properties fo:break-before="auto" style:column-width="5.576cm"/>
    </style:style>
    <style:style style:name="co6" style:family="table-column">
      <style:table-column-properties fo:break-before="auto" style:column-width="2.113cm"/>
    </style:style>
    <style:style style:name="co7" style:family="table-column">
      <style:table-column-properties fo:break-before="auto" style:column-width="2.141cm"/>
    </style:style>
    <style:style style:name="co8" style:family="table-column">
      <style:table-column-properties fo:break-before="auto" style:column-width="2.364cm"/>
    </style:style>
    <style:style style:name="co9" style:family="table-column">
      <style:table-column-properties fo:break-before="auto" style:column-width="1.087cm"/>
    </style:style>
    <style:style style:name="co10" style:family="table-column">
      <style:table-column-properties fo:break-before="auto" style:column-width="1.335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AC_Graphs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Filename</text:p>
          </table:table-cell>
          <table:table-cell office:value-type="string">
            <text:p>vertices</text:p>
          </table:table-cell>
          <table:table-cell office:value-type="string">
            <text:p>kolmogorov</text:p>
          </table:table-cell>
          <table:table-cell office:value-type="string">
            <text:p>pushrelabel</text:p>
          </table:table-cell>
          <table:table-cell office:value-type="string">
            <text:p>boost_kolmo</text:p>
          </table:table-cell>
          <table:table-cell office:value-type="string">
            <text:p>hi_pr</text:p>
          </table:table-cell>
          <table:table-cell office:value-type="string">
            <text:p>hi_prw</text:p>
          </table:table-cell>
          <table:table-cell/>
          <table:table-cell office:value-type="string">
            <text:p>edges</text:p>
          </table:table-cell>
        </table:table-row>
        <table:table-row table:style-name="ro1">
          <table:table-cell office:value-type="string">
            <text:p>data/max_flow_ac_1024.dat</text:p>
          </table:table-cell>
          <table:table-cell office:value-type="float" office:value="1024">
            <text:p>1024</text:p>
          </table:table-cell>
          <table:table-cell office:value-type="float" office:value="5.74413">
            <text:p>5,74</text:p>
          </table:table-cell>
          <table:table-cell office:value-type="float" office:value="0.309953">
            <text:p>0,31</text:p>
          </table:table-cell>
          <table:table-cell office:value-type="float" office:value="0.531919">
            <text:p>0,53</text:p>
          </table:table-cell>
          <table:table-cell office:value-type="float" office:value="0.28">
            <text:p>0,28</text:p>
          </table:table-cell>
          <table:table-cell office:value-type="float" office:value="0.45">
            <text:p>0,45</text:p>
          </table:table-cell>
          <table:table-cell/>
          <table:table-cell office:value-type="float" office:value="523776">
            <text:p>523776</text:p>
          </table:table-cell>
        </table:table-row>
        <table:table-row table:style-name="ro1">
          <table:table-cell office:value-type="string">
            <text:p>data/max_flow_ac_1448.dat</text:p>
          </table:table-cell>
          <table:table-cell office:value-type="float" office:value="1448">
            <text:p>1448</text:p>
          </table:table-cell>
          <table:table-cell office:value-type="float" office:value="19.3781">
            <text:p>19,38</text:p>
          </table:table-cell>
          <table:table-cell office:value-type="float" office:value="0.543917">
            <text:p>0,54</text:p>
          </table:table-cell>
          <table:table-cell office:value-type="float" office:value="0.92086">
            <text:p>0,92</text:p>
          </table:table-cell>
          <table:table-cell office:value-type="float" office:value="0.43">
            <text:p>0,43</text:p>
          </table:table-cell>
          <table:table-cell office:value-type="float" office:value="0.77">
            <text:p>0,77</text:p>
          </table:table-cell>
          <table:table-cell/>
          <table:table-cell office:value-type="float" office:value="1047628">
            <text:p>1047628</text:p>
          </table:table-cell>
        </table:table-row>
        <table:table-row table:style-name="ro1">
          <table:table-cell office:value-type="string">
            <text:p>data/max_flow_ac_2048.dat</text:p>
          </table:table-cell>
          <table:table-cell office:value-type="float" office:value="2048">
            <text:p>2048</text:p>
          </table:table-cell>
          <table:table-cell office:value-type="float" office:value="47.0858">
            <text:p>47,09</text:p>
          </table:table-cell>
          <table:table-cell office:value-type="float" office:value="1.3328">
            <text:p>1,33</text:p>
          </table:table-cell>
          <table:table-cell office:value-type="float" office:value="1.77973">
            <text:p>1,78</text:p>
          </table:table-cell>
          <table:table-cell office:value-type="float" office:value="1.12">
            <text:p>1,12</text:p>
          </table:table-cell>
          <table:table-cell office:value-type="float" office:value="1.88">
            <text:p>1,88</text:p>
          </table:table-cell>
          <table:table-cell/>
          <table:table-cell office:value-type="float" office:value="2096128">
            <text:p>2096128</text:p>
          </table:table-cell>
        </table:table-row>
        <table:table-row table:style-name="ro1">
          <table:table-cell office:value-type="string">
            <text:p>data/max_flow_ac_2435.dat</text:p>
          </table:table-cell>
          <table:table-cell office:value-type="float" office:value="2435">
            <text:p>2435</text:p>
          </table:table-cell>
          <table:table-cell office:value-type="float" office:value="83.7373">
            <text:p>83,74</text:p>
          </table:table-cell>
          <table:table-cell office:value-type="float" office:value="1.55177">
            <text:p>1,55</text:p>
          </table:table-cell>
          <table:table-cell office:value-type="float" office:value="2.46862">
            <text:p>2,47</text:p>
          </table:table-cell>
          <table:table-cell office:value-type="float" office:value="0.8">
            <text:p>0,8</text:p>
          </table:table-cell>
          <table:table-cell office:value-type="float" office:value="2.31">
            <text:p>2,31</text:p>
          </table:table-cell>
          <table:table-cell/>
          <table:table-cell office:value-type="float" office:value="2963395">
            <text:p>2963395</text:p>
          </table:table-cell>
        </table:table-row>
        <table:table-row table:style-name="ro1">
          <table:table-cell office:value-type="string">
            <text:p>data/max_flow_ac_2896.dat</text:p>
          </table:table-cell>
          <table:table-cell office:value-type="float" office:value="2896">
            <text:p>2896</text:p>
          </table:table-cell>
          <table:table-cell office:value-type="float" office:value="118.701">
            <text:p>118,7</text:p>
          </table:table-cell>
          <table:table-cell office:value-type="float" office:value="2.95255">
            <text:p>2,95</text:p>
          </table:table-cell>
          <table:table-cell office:value-type="float" office:value="6.15007">
            <text:p>6,15</text:p>
          </table:table-cell>
          <table:table-cell office:value-type="float" office:value="2.77">
            <text:p>2,77</text:p>
          </table:table-cell>
          <table:table-cell office:value-type="float" office:value="5.09">
            <text:p>5,09</text:p>
          </table:table-cell>
          <table:table-cell/>
          <table:table-cell office:value-type="float" office:value="4191960">
            <text:p>4191960</text:p>
          </table:table-cell>
        </table:table-row>
        <table:table-row table:style-name="ro1">
          <table:table-cell office:value-type="string">
            <text:p>data/max_flow_ac_3444.dat</text:p>
          </table:table-cell>
          <table:table-cell office:value-type="float" office:value="3444">
            <text:p>3444</text:p>
          </table:table-cell>
          <table:table-cell office:value-type="float" office:value="207.053">
            <text:p>207,05</text:p>
          </table:table-cell>
          <table:table-cell office:value-type="float" office:value="3.36749">
            <text:p>3,37</text:p>
          </table:table-cell>
          <table:table-cell office:value-type="float" office:value="6.09307">
            <text:p>6,09</text:p>
          </table:table-cell>
          <table:table-cell office:value-type="float" office:value="3.18">
            <text:p>3,18</text:p>
          </table:table-cell>
          <table:table-cell office:value-type="float" office:value="6.76">
            <text:p>6,76</text:p>
          </table:table-cell>
          <table:table-cell/>
          <table:table-cell office:value-type="float" office:value="5928846">
            <text:p>5928846</text:p>
          </table:table-cell>
        </table:table-row>
        <table:table-row table:style-name="ro1">
          <table:table-cell>
            <draw:frame table:end-cell-address="AC_Graphs.K34" table:end-x="0.678cm" table:end-y="0.081cm" draw:z-index="0" svg:width="25.723cm" svg:height="11.136cm" svg:x="0.223cm" svg:y="0.001cm">
              <draw:object draw:notify-on-update-of-ranges="AC_Graphs.B1:AC_Graphs.G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</table:table>
      <table:table table:name="AK_Graphs" table:style-name="ta1" table:print="false"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Filename</text:p>
          </table:table-cell>
          <table:table-cell office:value-type="string">
            <text:p>vertices</text:p>
          </table:table-cell>
          <table:table-cell office:value-type="string">
            <text:p>kolmogorov</text:p>
          </table:table-cell>
          <table:table-cell office:value-type="string">
            <text:p>pushrelabel</text:p>
          </table:table-cell>
          <table:table-cell office:value-type="string">
            <text:p>boost_kolmo</text:p>
          </table:table-cell>
          <table:table-cell office:value-type="string">
            <text:p>hi_pr</text:p>
          </table:table-cell>
          <table:table-cell office:value-type="string">
            <text:p>hi_prw</text:p>
          </table:table-cell>
          <table:table-cell/>
          <table:table-cell office:value-type="string">
            <text:p>edges</text:p>
          </table:table-cell>
        </table:table-row>
        <table:table-row table:style-name="ro1">
          <table:table-cell office:value-type="string">
            <text:p>data/max_flow_ak_01000.dat</text:p>
          </table:table-cell>
          <table:table-cell office:value-type="float" office:value="4006">
            <text:p>4006</text:p>
          </table:table-cell>
          <table:table-cell office:value-type="float" office:value="0.165975">
            <text:p>0,17</text:p>
          </table:table-cell>
          <table:table-cell office:value-type="float" office:value="0.19497">
            <text:p>0,19</text:p>
          </table:table-cell>
          <table:table-cell office:value-type="float" office:value="0.19297">
            <text:p>0,19</text:p>
          </table:table-cell>
          <table:table-cell office:value-type="float" office:value="0.03">
            <text:p>0,03</text:p>
          </table:table-cell>
          <table:table-cell office:value-type="float" office:value="0.01">
            <text:p>0,01</text:p>
          </table:table-cell>
          <table:table-cell/>
          <table:table-cell office:value-type="float" office:value="6007">
            <text:p>6007</text:p>
          </table:table-cell>
        </table:table-row>
        <table:table-row table:style-name="ro1">
          <table:table-cell office:value-type="string">
            <text:p>data/max_flow_ak_02000.dat</text:p>
          </table:table-cell>
          <table:table-cell office:value-type="float" office:value="8006">
            <text:p>8006</text:p>
          </table:table-cell>
          <table:table-cell office:value-type="float" office:value="0.679896">
            <text:p>0,68</text:p>
          </table:table-cell>
          <table:table-cell office:value-type="float" office:value="0.778881">
            <text:p>0,78</text:p>
          </table:table-cell>
          <table:table-cell office:value-type="float" office:value="0.965854">
            <text:p>0,97</text:p>
          </table:table-cell>
          <table:table-cell office:value-type="float" office:value="0.14">
            <text:p>0,14</text:p>
          </table:table-cell>
          <table:table-cell office:value-type="float" office:value="0.04">
            <text:p>0,04</text:p>
          </table:table-cell>
          <table:table-cell/>
          <table:table-cell office:value-type="float" office:value="12007">
            <text:p>12007</text:p>
          </table:table-cell>
        </table:table-row>
        <table:table-row table:style-name="ro1">
          <table:table-cell office:value-type="string">
            <text:p>data/max_flow_ak_03000.dat</text:p>
          </table:table-cell>
          <table:table-cell office:value-type="float" office:value="12006">
            <text:p>12006</text:p>
          </table:table-cell>
          <table:table-cell office:value-type="float" office:value="1.80673">
            <text:p>1,81</text:p>
          </table:table-cell>
          <table:table-cell office:value-type="float" office:value="1.81772">
            <text:p>1,82</text:p>
          </table:table-cell>
          <table:table-cell office:value-type="float" office:value="4.45132">
            <text:p>4,45</text:p>
          </table:table-cell>
          <table:table-cell office:value-type="float" office:value="0.33">
            <text:p>0,33</text:p>
          </table:table-cell>
          <table:table-cell office:value-type="float" office:value="0.06">
            <text:p>0,06</text:p>
          </table:table-cell>
          <table:table-cell/>
          <table:table-cell office:value-type="float" office:value="18007">
            <text:p>18007</text:p>
          </table:table-cell>
        </table:table-row>
        <table:table-row table:style-name="ro1">
          <table:table-cell office:value-type="string">
            <text:p>data/max_flow_ak_04000.dat</text:p>
          </table:table-cell>
          <table:table-cell office:value-type="float" office:value="16006">
            <text:p>16006</text:p>
          </table:table-cell>
          <table:table-cell office:value-type="float" office:value="3.72043">
            <text:p>3,72</text:p>
          </table:table-cell>
          <table:table-cell office:value-type="float" office:value="3.44548">
            <text:p>3,45</text:p>
          </table:table-cell>
          <table:table-cell office:value-type="float" office:value="10.3764">
            <text:p>10,38</text:p>
          </table:table-cell>
          <table:table-cell office:value-type="float" office:value="0.59">
            <text:p>0,59</text:p>
          </table:table-cell>
          <table:table-cell office:value-type="float" office:value="0.12">
            <text:p>0,12</text:p>
          </table:table-cell>
          <table:table-cell/>
          <table:table-cell office:value-type="float" office:value="24007">
            <text:p>24007</text:p>
          </table:table-cell>
        </table:table-row>
        <table:table-row table:style-name="ro1">
          <table:table-cell office:value-type="string">
            <text:p>data/max_flow_ak_05000.dat</text:p>
          </table:table-cell>
          <table:table-cell office:value-type="float" office:value="20006">
            <text:p>20006</text:p>
          </table:table-cell>
          <table:table-cell office:value-type="float" office:value="8.33673">
            <text:p>8,34</text:p>
          </table:table-cell>
          <table:table-cell office:value-type="float" office:value="5.76912">
            <text:p>5,77</text:p>
          </table:table-cell>
          <table:table-cell office:value-type="float" office:value="18.8041">
            <text:p>18,8</text:p>
          </table:table-cell>
          <table:table-cell office:value-type="float" office:value="0.94">
            <text:p>0,94</text:p>
          </table:table-cell>
          <table:table-cell office:value-type="float" office:value="0.18">
            <text:p>0,18</text:p>
          </table:table-cell>
          <table:table-cell/>
          <table:table-cell office:value-type="float" office:value="30007">
            <text:p>30007</text:p>
          </table:table-cell>
        </table:table-row>
        <table:table-row table:style-name="ro1">
          <table:table-cell office:value-type="string">
            <text:p>data/max_flow_ak_06000.dat</text:p>
          </table:table-cell>
          <table:table-cell office:value-type="float" office:value="24006">
            <text:p>24006</text:p>
          </table:table-cell>
          <table:table-cell office:value-type="float" office:value="15.6906">
            <text:p>15,69</text:p>
          </table:table-cell>
          <table:table-cell office:value-type="float" office:value="8.61469">
            <text:p>8,61</text:p>
          </table:table-cell>
          <table:table-cell office:value-type="float" office:value="29.6355">
            <text:p>29,64</text:p>
          </table:table-cell>
          <table:table-cell office:value-type="float" office:value="1.3">
            <text:p>1,3</text:p>
          </table:table-cell>
          <table:table-cell office:value-type="float" office:value="0.23">
            <text:p>0,23</text:p>
          </table:table-cell>
          <table:table-cell/>
          <table:table-cell office:value-type="float" office:value="36007">
            <text:p>36007</text:p>
          </table:table-cell>
        </table:table-row>
        <table:table-row table:style-name="ro1">
          <table:table-cell office:value-type="string">
            <text:p>data/max_flow_ak_07000.dat</text:p>
          </table:table-cell>
          <table:table-cell office:value-type="float" office:value="28006">
            <text:p>28006</text:p>
          </table:table-cell>
          <table:table-cell office:value-type="float" office:value="24.8692">
            <text:p>24,87</text:p>
          </table:table-cell>
          <table:table-cell office:value-type="float" office:value="12.1302">
            <text:p>12,13</text:p>
          </table:table-cell>
          <table:table-cell office:value-type="float" office:value="41.3717">
            <text:p>41,37</text:p>
          </table:table-cell>
          <table:table-cell office:value-type="float" office:value="1.81">
            <text:p>1,81</text:p>
          </table:table-cell>
          <table:table-cell office:value-type="float" office:value="0.32">
            <text:p>0,32</text:p>
          </table:table-cell>
          <table:table-cell/>
          <table:table-cell office:value-type="float" office:value="42007">
            <text:p>42007</text:p>
          </table:table-cell>
        </table:table-row>
        <table:table-row table:style-name="ro1">
          <table:table-cell office:value-type="string">
            <text:p>data/max_flow_ak_08000.dat</text:p>
            <draw:frame table:end-cell-address="AK_Graphs.L27" table:end-x="1.108cm" table:end-y="0.161cm" draw:z-index="0" svg:width="28.604cm" svg:height="7.734cm" svg:x="0.445cm" svg:y="0.08cm">
              <draw:object draw:notify-on-update-of-ranges="AK_Graphs.B1:AK_Graphs.G2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office:value-type="float" office:value="32006">
            <text:p>32006</text:p>
          </table:table-cell>
          <table:table-cell office:value-type="float" office:value="36.0555">
            <text:p>36,06</text:p>
          </table:table-cell>
          <table:table-cell office:value-type="float" office:value="16.1195">
            <text:p>16,12</text:p>
          </table:table-cell>
          <table:table-cell office:value-type="float" office:value="55.4776">
            <text:p>55,48</text:p>
          </table:table-cell>
          <table:table-cell office:value-type="float" office:value="2.41">
            <text:p>2,41</text:p>
          </table:table-cell>
          <table:table-cell office:value-type="float" office:value="0.39">
            <text:p>0,39</text:p>
          </table:table-cell>
          <table:table-cell/>
          <table:table-cell office:value-type="float" office:value="48007">
            <text:p>48007</text:p>
          </table:table-cell>
        </table:table-row>
        <table:table-row table:style-name="ro1">
          <table:table-cell office:value-type="string">
            <text:p>data/max_flow_ak_09000.dat</text:p>
          </table:table-cell>
          <table:table-cell office:value-type="float" office:value="36006">
            <text:p>36006</text:p>
          </table:table-cell>
          <table:table-cell office:value-type="float" office:value="48.6006">
            <text:p>48,6</text:p>
          </table:table-cell>
          <table:table-cell office:value-type="float" office:value="20.6989">
            <text:p>20,7</text:p>
          </table:table-cell>
          <table:table-cell office:value-type="float" office:value="71.1192">
            <text:p>71,12</text:p>
          </table:table-cell>
          <table:table-cell office:value-type="float" office:value="3.09">
            <text:p>3,09</text:p>
          </table:table-cell>
          <table:table-cell office:value-type="float" office:value="0.45">
            <text:p>0,45</text:p>
          </table:table-cell>
          <table:table-cell/>
          <table:table-cell office:value-type="float" office:value="54007">
            <text:p>54007</text:p>
          </table:table-cell>
        </table:table-row>
        <table:table-row table:style-name="ro1">
          <table:table-cell office:value-type="string">
            <text:p>data/max_flow_ak_10000.dat</text:p>
          </table:table-cell>
          <table:table-cell office:value-type="float" office:value="40006">
            <text:p>40006</text:p>
          </table:table-cell>
          <table:table-cell office:value-type="float" office:value="62.0846">
            <text:p>62,08</text:p>
          </table:table-cell>
          <table:table-cell office:value-type="float" office:value="25.4501">
            <text:p>25,45</text:p>
          </table:table-cell>
          <table:table-cell office:value-type="float" office:value="88.4775">
            <text:p>88,48</text:p>
          </table:table-cell>
          <table:table-cell office:value-type="float" office:value="3.92">
            <text:p>3,92</text:p>
          </table:table-cell>
          <table:table-cell office:value-type="float" office:value="0.56">
            <text:p>0,56</text:p>
          </table:table-cell>
          <table:table-cell/>
          <table:table-cell office:value-type="float" office:value="60007">
            <text:p>60007</text:p>
          </table:table-cell>
        </table:table-row>
        <table:table-row table:style-name="ro1">
          <table:table-cell office:value-type="string">
            <text:p>data/max_flow_ak_11000.dat</text:p>
          </table:table-cell>
          <table:table-cell office:value-type="float" office:value="44006">
            <text:p>44006</text:p>
          </table:table-cell>
          <table:table-cell office:value-type="float" office:value="75.8255">
            <text:p>75,83</text:p>
          </table:table-cell>
          <table:table-cell office:value-type="float" office:value="31.0093">
            <text:p>31,01</text:p>
          </table:table-cell>
          <table:table-cell office:value-type="float" office:value="108.423">
            <text:p>108,42</text:p>
          </table:table-cell>
          <table:table-cell office:value-type="float" office:value="5.07">
            <text:p>5,07</text:p>
          </table:table-cell>
          <table:table-cell office:value-type="float" office:value="0.67">
            <text:p>0,67</text:p>
          </table:table-cell>
          <table:table-cell/>
          <table:table-cell office:value-type="float" office:value="66007">
            <text:p>66007</text:p>
          </table:table-cell>
        </table:table-row>
        <table:table-row table:style-name="ro1">
          <table:table-cell office:value-type="string">
            <text:p>data/max_flow_ak_12000.dat</text:p>
          </table:table-cell>
          <table:table-cell office:value-type="float" office:value="48006">
            <text:p>48006</text:p>
          </table:table-cell>
          <table:table-cell office:value-type="float" office:value="93.2938">
            <text:p>93,29</text:p>
          </table:table-cell>
          <table:table-cell office:value-type="float" office:value="37.3043">
            <text:p>37,3</text:p>
          </table:table-cell>
          <table:table-cell office:value-type="float" office:value="128.283">
            <text:p>128,28</text:p>
          </table:table-cell>
          <table:table-cell office:value-type="float" office:value="6.4">
            <text:p>6,4</text:p>
          </table:table-cell>
          <table:table-cell office:value-type="float" office:value="0.71">
            <text:p>0,71</text:p>
          </table:table-cell>
          <table:table-cell/>
          <table:table-cell office:value-type="float" office:value="72007">
            <text:p>72007</text:p>
          </table:table-cell>
        </table:table-row>
        <table:table-row table:style-name="ro1">
          <table:table-cell office:value-type="string">
            <text:p>data/max_flow_ak_13000.dat</text:p>
          </table:table-cell>
          <table:table-cell office:value-type="float" office:value="52006">
            <text:p>52006</text:p>
          </table:table-cell>
          <table:table-cell office:value-type="float" office:value="109.953">
            <text:p>109,95</text:p>
          </table:table-cell>
          <table:table-cell office:value-type="float" office:value="43.7903">
            <text:p>43,79</text:p>
          </table:table-cell>
          <table:table-cell office:value-type="float" office:value="152.247">
            <text:p>152,25</text:p>
          </table:table-cell>
          <table:table-cell office:value-type="float" office:value="8.02">
            <text:p>8,02</text:p>
          </table:table-cell>
          <table:table-cell office:value-type="float" office:value="0.87">
            <text:p>0,87</text:p>
          </table:table-cell>
          <table:table-cell/>
          <table:table-cell office:value-type="float" office:value="78007">
            <text:p>78007</text:p>
          </table:table-cell>
        </table:table-row>
        <table:table-row table:style-name="ro1">
          <table:table-cell office:value-type="string">
            <text:p>data/max_flow_ak_14000.dat</text:p>
          </table:table-cell>
          <table:table-cell office:value-type="float" office:value="56006">
            <text:p>56006</text:p>
          </table:table-cell>
          <table:table-cell office:value-type="float" office:value="130.272">
            <text:p>130,27</text:p>
          </table:table-cell>
          <table:table-cell office:value-type="float" office:value="50.6593">
            <text:p>50,66</text:p>
          </table:table-cell>
          <table:table-cell office:value-type="float" office:value="177.294">
            <text:p>177,29</text:p>
          </table:table-cell>
          <table:table-cell office:value-type="float" office:value="9.71">
            <text:p>9,71</text:p>
          </table:table-cell>
          <table:table-cell office:value-type="float" office:value="0.98">
            <text:p>0,98</text:p>
          </table:table-cell>
          <table:table-cell/>
          <table:table-cell office:value-type="float" office:value="84007">
            <text:p>84007</text:p>
          </table:table-cell>
        </table:table-row>
        <table:table-row table:style-name="ro1">
          <table:table-cell office:value-type="string">
            <text:p>data/max_flow_ak_15000.dat</text:p>
          </table:table-cell>
          <table:table-cell office:value-type="float" office:value="60006">
            <text:p>60006</text:p>
          </table:table-cell>
          <table:table-cell office:value-type="float" office:value="150.692">
            <text:p>150,69</text:p>
          </table:table-cell>
          <table:table-cell office:value-type="float" office:value="62.2805">
            <text:p>62,28</text:p>
          </table:table-cell>
          <table:table-cell office:value-type="float" office:value="202.961">
            <text:p>202,96</text:p>
          </table:table-cell>
          <table:table-cell office:value-type="float" office:value="11.4">
            <text:p>11,4</text:p>
          </table:table-cell>
          <table:table-cell office:value-type="float" office:value="1.01">
            <text:p>1,01</text:p>
          </table:table-cell>
          <table:table-cell/>
          <table:table-cell office:value-type="float" office:value="90007">
            <text:p>90007</text:p>
          </table:table-cell>
        </table:table-row>
        <table:table-row table:style-name="ro1">
          <table:table-cell office:value-type="string">
            <text:p>data/max_flow_ak_16000.dat</text:p>
          </table:table-cell>
          <table:table-cell office:value-type="float" office:value="64006">
            <text:p>64006</text:p>
          </table:table-cell>
          <table:table-cell office:value-type="float" office:value="174.012">
            <text:p>174,01</text:p>
          </table:table-cell>
          <table:table-cell office:value-type="float" office:value="66.5419">
            <text:p>66,54</text:p>
          </table:table-cell>
          <table:table-cell office:value-type="float" office:value="231.934">
            <text:p>231,93</text:p>
          </table:table-cell>
          <table:table-cell office:value-type="float" office:value="13.84">
            <text:p>13,84</text:p>
          </table:table-cell>
          <table:table-cell office:value-type="float" office:value="1.19">
            <text:p>1,19</text:p>
          </table:table-cell>
          <table:table-cell/>
          <table:table-cell office:value-type="float" office:value="96007">
            <text:p>96007</text:p>
          </table:table-cell>
        </table:table-row>
        <table:table-row table:style-name="ro1">
          <table:table-cell office:value-type="string">
            <text:p>data/max_flow_ak_17000.dat</text:p>
          </table:table-cell>
          <table:table-cell office:value-type="float" office:value="68006">
            <text:p>68006</text:p>
          </table:table-cell>
          <table:table-cell office:value-type="float" office:value="197.095">
            <text:p>197,1</text:p>
          </table:table-cell>
          <table:table-cell office:value-type="float" office:value="79.9778">
            <text:p>79,98</text:p>
          </table:table-cell>
          <table:table-cell office:value-type="float" office:value="264.117">
            <text:p>264,12</text:p>
          </table:table-cell>
          <table:table-cell office:value-type="float" office:value="15.77">
            <text:p>15,77</text:p>
          </table:table-cell>
          <table:table-cell office:value-type="float" office:value="1.27">
            <text:p>1,27</text:p>
          </table:table-cell>
          <table:table-cell/>
          <table:table-cell office:value-type="float" office:value="102007">
            <text:p>102007</text:p>
          </table:table-cell>
        </table:table-row>
        <table:table-row table:style-name="ro1">
          <table:table-cell office:value-type="string">
            <text:p>data/max_flow_ak_18000.dat</text:p>
          </table:table-cell>
          <table:table-cell office:value-type="float" office:value="72006">
            <text:p>72006</text:p>
          </table:table-cell>
          <table:table-cell office:value-type="float" office:value="222.08">
            <text:p>222,08</text:p>
          </table:table-cell>
          <table:table-cell office:value-type="float" office:value="84.9671">
            <text:p>84,97</text:p>
          </table:table-cell>
          <table:table-cell office:value-type="float" office:value="294.66">
            <text:p>294,66</text:p>
          </table:table-cell>
          <table:table-cell office:value-type="float" office:value="18.43">
            <text:p>18,43</text:p>
          </table:table-cell>
          <table:table-cell office:value-type="float" office:value="1.33">
            <text:p>1,33</text:p>
          </table:table-cell>
          <table:table-cell/>
          <table:table-cell office:value-type="float" office:value="108007">
            <text:p>108007</text:p>
          </table:table-cell>
        </table:table-row>
        <table:table-row table:style-name="ro1">
          <table:table-cell office:value-type="string">
            <text:p>data/max_flow_ak_19000.dat</text:p>
          </table:table-cell>
          <table:table-cell office:value-type="float" office:value="76006">
            <text:p>76006</text:p>
          </table:table-cell>
          <table:table-cell office:value-type="float" office:value="247.482">
            <text:p>247,48</text:p>
          </table:table-cell>
          <table:table-cell office:value-type="float" office:value="94.5926">
            <text:p>94,59</text:p>
          </table:table-cell>
          <table:table-cell office:value-type="float" office:value="327.418">
            <text:p>327,42</text:p>
          </table:table-cell>
          <table:table-cell office:value-type="float" office:value="20.9">
            <text:p>20,9</text:p>
          </table:table-cell>
          <table:table-cell office:value-type="float" office:value="1.5">
            <text:p>1,5</text:p>
          </table:table-cell>
          <table:table-cell/>
          <table:table-cell office:value-type="float" office:value="114007">
            <text:p>114007</text:p>
          </table:table-cell>
        </table:table-row>
        <table:table-row table:style-name="ro1">
          <table:table-cell office:value-type="string">
            <text:p>data/max_flow_ak_20000.dat</text:p>
          </table:table-cell>
          <table:table-cell office:value-type="float" office:value="80006">
            <text:p>80006</text:p>
          </table:table-cell>
          <table:table-cell office:value-type="float" office:value="276.258">
            <text:p>276,26</text:p>
          </table:table-cell>
          <table:table-cell office:value-type="float" office:value="105.042">
            <text:p>105,04</text:p>
          </table:table-cell>
          <table:table-cell office:value-type="float" office:value="364.371">
            <text:p>364,37</text:p>
          </table:table-cell>
          <table:table-cell office:value-type="float" office:value="23.44">
            <text:p>23,44</text:p>
          </table:table-cell>
          <table:table-cell office:value-type="float" office:value="1.65">
            <text:p>1,65</text:p>
          </table:table-cell>
          <table:table-cell/>
          <table:table-cell office:value-type="float" office:value="120007">
            <text:p>120007</text:p>
          </table:table-cell>
        </table:table-row>
        <table:table-row table:style-name="ro1">
          <table:table-cell office:value-type="string">
            <text:p>data/max_flow_ak_21000.dat</text:p>
          </table:table-cell>
          <table:table-cell office:value-type="float" office:value="84006">
            <text:p>84006</text:p>
          </table:table-cell>
          <table:table-cell office:value-type="float" office:value="307.37">
            <text:p>307,37</text:p>
          </table:table-cell>
          <table:table-cell office:value-type="float" office:value="122.343">
            <text:p>122,34</text:p>
          </table:table-cell>
          <table:table-cell office:value-type="float" office:value="401.06">
            <text:p>401,06</text:p>
          </table:table-cell>
          <table:table-cell office:value-type="float" office:value="26.56">
            <text:p>26,56</text:p>
          </table:table-cell>
          <table:table-cell office:value-type="float" office:value="1.69">
            <text:p>1,69</text:p>
          </table:table-cell>
          <table:table-cell/>
          <table:table-cell office:value-type="float" office:value="126007">
            <text:p>126007</text:p>
          </table:table-cell>
        </table:table-row>
        <table:table-row table:style-name="ro1">
          <table:table-cell office:value-type="string">
            <text:p>data/max_flow_ak_22000.dat</text:p>
          </table:table-cell>
          <table:table-cell office:value-type="float" office:value="88006">
            <text:p>88006</text:p>
          </table:table-cell>
          <table:table-cell office:value-type="float" office:value="336.919">
            <text:p>336,92</text:p>
          </table:table-cell>
          <table:table-cell office:value-type="float" office:value="133.889">
            <text:p>133,89</text:p>
          </table:table-cell>
          <table:table-cell office:value-type="float" office:value="445.136">
            <text:p>445,14</text:p>
          </table:table-cell>
          <table:table-cell office:value-type="float" office:value="29.56">
            <text:p>29,56</text:p>
          </table:table-cell>
          <table:table-cell office:value-type="float" office:value="1.95">
            <text:p>1,95</text:p>
          </table:table-cell>
          <table:table-cell/>
          <table:table-cell office:value-type="float" office:value="132007">
            <text:p>132007</text:p>
          </table:table-cell>
        </table:table-row>
        <table:table-row table:style-name="ro1">
          <table:table-cell office:value-type="string">
            <text:p>data/max_flow_ak_23000.dat</text:p>
          </table:table-cell>
          <table:table-cell office:value-type="float" office:value="92006">
            <text:p>92006</text:p>
          </table:table-cell>
          <table:table-cell office:value-type="float" office:value="369.784">
            <text:p>369,78</text:p>
          </table:table-cell>
          <table:table-cell office:value-type="float" office:value="139.096">
            <text:p>139,1</text:p>
          </table:table-cell>
          <table:table-cell office:value-type="float" office:value="484.806">
            <text:p>484,81</text:p>
          </table:table-cell>
          <table:table-cell office:value-type="float" office:value="32.64">
            <text:p>32,64</text:p>
          </table:table-cell>
          <table:table-cell office:value-type="float" office:value="2.1">
            <text:p>2,1</text:p>
          </table:table-cell>
          <table:table-cell/>
          <table:table-cell office:value-type="float" office:value="138007">
            <text:p>138007</text:p>
          </table:table-cell>
        </table:table-row>
        <table:table-row table:style-name="ro1">
          <table:table-cell office:value-type="string">
            <text:p>data/max_flow_ak_24000.dat</text:p>
          </table:table-cell>
          <table:table-cell office:value-type="float" office:value="96006">
            <text:p>96006</text:p>
          </table:table-cell>
          <table:table-cell office:value-type="float" office:value="406.892">
            <text:p>406,89</text:p>
          </table:table-cell>
          <table:table-cell office:value-type="float" office:value="151.892">
            <text:p>151,89</text:p>
          </table:table-cell>
          <table:table-cell office:value-type="float" office:value="530.086">
            <text:p>530,09</text:p>
          </table:table-cell>
          <table:table-cell office:value-type="float" office:value="36.26">
            <text:p>36,26</text:p>
          </table:table-cell>
          <table:table-cell office:value-type="float" office:value="2.07">
            <text:p>2,07</text:p>
          </table:table-cell>
          <table:table-cell/>
          <table:table-cell office:value-type="float" office:value="144007">
            <text:p>144007</text:p>
          </table:table-cell>
        </table:table-row>
        <table:table-row table:style-name="ro1">
          <table:table-cell office:value-type="string">
            <text:p>data/max_flow_ak_25000.dat</text:p>
          </table:table-cell>
          <table:table-cell office:value-type="float" office:value="100006">
            <text:p>100006</text:p>
          </table:table-cell>
          <table:table-cell office:value-type="float" office:value="442.514">
            <text:p>442,51</text:p>
          </table:table-cell>
          <table:table-cell office:value-type="float" office:value="165.801">
            <text:p>165,8</text:p>
          </table:table-cell>
          <table:table-cell office:value-type="float" office:value="574.489">
            <text:p>574,49</text:p>
          </table:table-cell>
          <table:table-cell office:value-type="float" office:value="39.54">
            <text:p>39,54</text:p>
          </table:table-cell>
          <table:table-cell office:value-type="float" office:value="2.34">
            <text:p>2,34</text:p>
          </table:table-cell>
          <table:table-cell/>
          <table:table-cell office:value-type="float" office:value="150007">
            <text:p>150007</text:p>
          </table:table-cell>
        </table:table-row>
      </table:table>
      <table:table table:name="genrmf" table:style-name="ta1" table:print="false">
        <table:table-column table:style-name="co4" table:default-cell-style-name="ce1"/>
        <table:table-column table:style-name="co2" table:number-columns-repeated="7" table:default-cell-style-name="Default"/>
        <table:table-row table:style-name="ro1">
          <table:table-cell table:style-name="Default" office:value-type="string">
            <text:p>Filename</text:p>
          </table:table-cell>
          <table:table-cell office:value-type="string">
            <text:p>vertices</text:p>
          </table:table-cell>
          <table:table-cell office:value-type="string">
            <text:p>kolmogorov</text:p>
          </table:table-cell>
          <table:table-cell office:value-type="string">
            <text:p>pushrelabel</text:p>
          </table:table-cell>
          <table:table-cell office:value-type="string">
            <text:p>boost_kolmo</text:p>
          </table:table-cell>
          <table:table-cell office:value-type="string">
            <text:p>hi_pr</text:p>
          </table:table-cell>
          <table:table-cell office:value-type="string">
            <text:p>hi_prw</text:p>
          </table:table-cell>
          <table:table-cell office:value-type="string">
            <text:p>edges</text:p>
          </table:table-cell>
        </table:table-row>
        <table:table-row table:style-name="ro1">
          <table:table-cell office:value-type="string">
            <text:p>data/max_flow_genrmf_100-1.dat</text:p>
          </table:table-cell>
          <table:table-cell office:value-type="float" office:value="10000">
            <text:p>10000</text:p>
          </table:table-cell>
          <table:table-cell office:value-type="float" office:value="0.010998">
            <text:p>0,01</text:p>
          </table:table-cell>
          <table:table-cell office:value-type="float" office:value="0.031995">
            <text:p>0,03</text:p>
          </table:table-cell>
          <table:table-cell office:value-type="float" office:value="0.033995">
            <text:p>0,03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39600">
            <text:p>39600</text:p>
          </table:table-cell>
        </table:table-row>
        <table:table-row table:style-name="ro1">
          <table:table-cell office:value-type="string">
            <text:p>data/max_flow_genrmf_100-2.dat</text:p>
          </table:table-cell>
          <table:table-cell office:value-type="float" office:value="20000">
            <text:p>20000</text:p>
          </table:table-cell>
          <table:table-cell office:value-type="float" office:value="0.270959">
            <text:p>0,27</text:p>
          </table:table-cell>
          <table:table-cell office:value-type="float" office:value="2.56761">
            <text:p>2,57</text:p>
          </table:table-cell>
          <table:table-cell office:value-type="float" office:value="0.624905">
            <text:p>0,62</text:p>
          </table:table-cell>
          <table:table-cell table:number-columns-repeated="2" office:value-type="float" office:value="0.64">
            <text:p>0,64</text:p>
          </table:table-cell>
          <table:table-cell office:value-type="float" office:value="89200">
            <text:p>89200</text:p>
          </table:table-cell>
        </table:table-row>
        <table:table-row table:style-name="ro1">
          <table:table-cell office:value-type="string">
            <text:p>data/max_flow_genrmf_100-4.dat</text:p>
          </table:table-cell>
          <table:table-cell office:value-type="float" office:value="40000">
            <text:p>40000</text:p>
          </table:table-cell>
          <table:table-cell office:value-type="float" office:value="0.970852">
            <text:p>0,97</text:p>
          </table:table-cell>
          <table:table-cell office:value-type="float" office:value="3.46147">
            <text:p>3,46</text:p>
          </table:table-cell>
          <table:table-cell office:value-type="float" office:value="2.22066">
            <text:p>2,22</text:p>
          </table:table-cell>
          <table:table-cell office:value-type="float" office:value="1.44">
            <text:p>1,44</text:p>
          </table:table-cell>
          <table:table-cell office:value-type="float" office:value="1.51">
            <text:p>1,51</text:p>
          </table:table-cell>
          <table:table-cell office:value-type="float" office:value="188400">
            <text:p>188400</text:p>
          </table:table-cell>
        </table:table-row>
        <table:table-row table:style-name="ro1">
          <table:table-cell office:value-type="string">
            <text:p>data/max_flow_genrmf_200-1.dat</text:p>
            <draw:frame table:end-cell-address="genrmf.K37" table:end-x="0.612cm" table:end-y="0.4cm" draw:z-index="0" svg:width="26.54cm" svg:height="13.635cm" svg:x="0.558cm" svg:y="0.372cm">
              <draw:object draw:notify-on-update-of-ranges="genrmf.B1:genrmf.G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office:value-type="float" office:value="40000">
            <text:p>40000</text:p>
          </table:table-cell>
          <table:table-cell office:value-type="float" office:value="0.033994">
            <text:p>0,03</text:p>
          </table:table-cell>
          <table:table-cell office:value-type="float" office:value="0.13698">
            <text:p>0,14</text:p>
          </table:table-cell>
          <table:table-cell office:value-type="float" office:value="0.150977">
            <text:p>0,15</text:p>
          </table:table-cell>
          <table:table-cell office:value-type="float" office:value="0.05">
            <text:p>0,05</text:p>
          </table:table-cell>
          <table:table-cell office:value-type="float" office:value="0.04">
            <text:p>0,04</text:p>
          </table:table-cell>
          <table:table-cell office:value-type="float" office:value="159200">
            <text:p>159200</text:p>
          </table:table-cell>
        </table:table-row>
        <table:table-row table:style-name="ro1">
          <table:table-cell office:value-type="string">
            <text:p>data/max_flow_genrmf_200-2.dat</text:p>
          </table:table-cell>
          <table:table-cell office:value-type="float" office:value="80000">
            <text:p>80000</text:p>
          </table:table-cell>
          <table:table-cell office:value-type="float" office:value="2.81957">
            <text:p>2,82</text:p>
          </table:table-cell>
          <table:table-cell office:value-type="float" office:value="21.6407">
            <text:p>21,64</text:p>
          </table:table-cell>
          <table:table-cell office:value-type="float" office:value="4.71428">
            <text:p>4,71</text:p>
          </table:table-cell>
          <table:table-cell office:value-type="float" office:value="5.37">
            <text:p>5,37</text:p>
          </table:table-cell>
          <table:table-cell office:value-type="float" office:value="5.07">
            <text:p>5,07</text:p>
          </table:table-cell>
          <table:table-cell office:value-type="float" office:value="358400">
            <text:p>358400</text:p>
          </table:table-cell>
        </table:table-row>
        <table:table-row table:style-name="ro1">
          <table:table-cell office:value-type="string">
            <text:p>data/max_flow_genrmf_200-4.dat</text:p>
          </table:table-cell>
          <table:table-cell office:value-type="float" office:value="160000">
            <text:p>160000</text:p>
          </table:table-cell>
          <table:table-cell office:value-type="float" office:value="8.30474">
            <text:p>8,3</text:p>
          </table:table-cell>
          <table:table-cell office:value-type="float" office:value="31.7272">
            <text:p>31,73</text:p>
          </table:table-cell>
          <table:table-cell office:value-type="float" office:value="17.1834">
            <text:p>17,18</text:p>
          </table:table-cell>
          <table:table-cell office:value-type="float" office:value="12.26">
            <text:p>12,26</text:p>
          </table:table-cell>
          <table:table-cell office:value-type="float" office:value="11.34">
            <text:p>11,34</text:p>
          </table:table-cell>
          <table:table-cell office:value-type="float" office:value="756800">
            <text:p>756800</text:p>
          </table:table-cell>
        </table:table-row>
        <table:table-row table:style-name="ro1">
          <table:table-cell office:value-type="string">
            <text:p>data/max_flow_genrmf_500-1.dat</text:p>
          </table:table-cell>
          <table:table-cell office:value-type="float" office:value="250000">
            <text:p>250000</text:p>
          </table:table-cell>
          <table:table-cell office:value-type="float" office:value="0.228966">
            <text:p>0,23</text:p>
          </table:table-cell>
          <table:table-cell office:value-type="float" office:value="0.836873">
            <text:p>0,84</text:p>
          </table:table-cell>
          <table:table-cell office:value-type="float" office:value="1.66475">
            <text:p>1,66</text:p>
          </table:table-cell>
          <table:table-cell office:value-type="float" office:value="0.29">
            <text:p>0,29</text:p>
          </table:table-cell>
          <table:table-cell office:value-type="float" office:value="0.22">
            <text:p>0,22</text:p>
          </table:table-cell>
          <table:table-cell office:value-type="float" office:value="998000">
            <text:p>998000</text:p>
          </table:table-cell>
        </table:table-row>
        <table:table-row table:style-name="ro1">
          <table:table-cell office:value-type="string">
            <text:p>data/max_flow_genrmf_500-2.dat</text:p>
          </table:table-cell>
          <table:table-cell office:value-type="float" office:value="500000">
            <text:p>500000</text:p>
          </table:table-cell>
          <table:table-cell office:value-type="float" office:value="55.7445">
            <text:p>55,74</text:p>
          </table:table-cell>
          <table:table-cell office:value-type="float" office:value="278.626">
            <text:p>278,63</text:p>
          </table:table-cell>
          <table:table-cell office:value-type="float" office:value="90.9732">
            <text:p>90,97</text:p>
          </table:table-cell>
          <table:table-cell office:value-type="float" office:value="134.18">
            <text:p>134,18</text:p>
          </table:table-cell>
          <table:table-cell office:value-type="float" office:value="111.97">
            <text:p>111,97</text:p>
          </table:table-cell>
          <table:table-cell office:value-type="float" office:value="2246000">
            <text:p>2246000</text:p>
          </table:table-cell>
        </table:table-row>
      </table:table>
      <table:table table:name="Image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ilename</text:p>
          </table:table-cell>
          <table:table-cell office:value-type="string">
            <text:p>kolmogorov</text:p>
          </table:table-cell>
          <table:table-cell office:value-type="string">
            <text:p>pushrelabel</text:p>
          </table:table-cell>
          <table:table-cell office:value-type="string">
            <text:p>boost_kolmo</text:p>
          </table:table-cell>
          <table:table-cell office:value-type="string">
            <text:p>hi_pr</text:p>
          </table:table-cell>
          <table:table-cell office:value-type="string">
            <text:p>hi_prw</text:p>
          </table:table-cell>
          <table:table-cell office:value-type="string">
            <text:p>vertices</text:p>
          </table:table-cell>
          <table:table-cell office:value-type="string">
            <text:p>edges</text:p>
          </table:table-cell>
        </table:table-row>
        <table:table-row table:style-name="ro1">
          <table:table-cell table:style-name="ce1" office:value-type="string">
            <text:p>data/image_3x3.dat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style-name="ce1" office:value-type="string">
            <text:p>data/image_3x3_stripped.dat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data/image_beach.dat</text:p>
          </table:table-cell>
          <table:table-cell office:value-type="float" office:value="0.587911">
            <text:p>0,59</text:p>
          </table:table-cell>
          <table:table-cell office:value-type="float" office:value="9.56855">
            <text:p>9,57</text:p>
          </table:table-cell>
          <table:table-cell office:value-type="float" office:value="1.69674">
            <text:p>1,7</text:p>
          </table:table-cell>
          <table:table-cell office:value-type="float" office:value="4.02">
            <text:p>4,02</text:p>
          </table:table-cell>
          <table:table-cell office:value-type="float" office:value="3.07">
            <text:p>3,07</text:p>
          </table:table-cell>
          <table:table-cell office:value-type="float" office:value="187502">
            <text:p>187502</text:p>
          </table:table-cell>
          <table:table-cell office:value-type="float" office:value="1123250">
            <text:p>1123250</text:p>
          </table:table-cell>
        </table:table-row>
        <table:table-row table:style-name="ro1">
          <table:table-cell table:style-name="ce1" office:value-type="string">
            <text:p>data/image_beach_stripped.dat</text:p>
          </table:table-cell>
          <table:table-cell office:value-type="float" office:value="0.26696">
            <text:p>0,27</text:p>
          </table:table-cell>
          <table:table-cell office:value-type="float" office:value="8.51271">
            <text:p>8,51</text:p>
          </table:table-cell>
          <table:table-cell office:value-type="float" office:value="1.00885">
            <text:p>1,01</text:p>
          </table:table-cell>
          <table:table-cell office:value-type="float" office:value="3.22">
            <text:p>3,22</text:p>
          </table:table-cell>
          <table:table-cell office:value-type="float" office:value="2.9">
            <text:p>2,9</text:p>
          </table:table-cell>
          <table:table-cell office:value-type="float" office:value="187502">
            <text:p>187502</text:p>
          </table:table-cell>
          <table:table-cell office:value-type="float" office:value="933266">
            <text:p>933266</text:p>
          </table:table-cell>
        </table:table-row>
        <table:table-row table:style-name="ro1">
          <table:table-cell table:style-name="ce1" office:value-type="string">
            <text:p>data/image_lena.dat</text:p>
          </table:table-cell>
          <table:table-cell office:value-type="float" office:value="0.0749891">
            <text:p>0,07</text:p>
          </table:table-cell>
          <table:table-cell office:value-type="float" office:value="0.617906">
            <text:p>0,62</text:p>
          </table:table-cell>
          <table:table-cell office:value-type="float" office:value="0.238963">
            <text:p>0,24</text:p>
          </table:table-cell>
          <table:table-cell office:value-type="float" office:value="0.32">
            <text:p>0,32</text:p>
          </table:table-cell>
          <table:table-cell office:value-type="float" office:value="0.34">
            <text:p>0,34</text:p>
          </table:table-cell>
          <table:table-cell office:value-type="float" office:value="40002">
            <text:p>40002</text:p>
          </table:table-cell>
          <table:table-cell office:value-type="float" office:value="239200">
            <text:p>239200</text:p>
          </table:table-cell>
        </table:table-row>
        <table:table-row table:style-name="ro1">
          <table:table-cell table:style-name="ce1" office:value-type="string">
            <text:p>data/image_lena_stripped.dat</text:p>
          </table:table-cell>
          <table:table-cell office:value-type="float" office:value="0.0489919">
            <text:p>0,05</text:p>
          </table:table-cell>
          <table:table-cell office:value-type="float" office:value="0.782881">
            <text:p>0,78</text:p>
          </table:table-cell>
          <table:table-cell office:value-type="float" office:value="0.223966">
            <text:p>0,22</text:p>
          </table:table-cell>
          <table:table-cell table:number-columns-repeated="2" office:value-type="float" office:value="0.28">
            <text:p>0,28</text:p>
          </table:table-cell>
          <table:table-cell office:value-type="float" office:value="40002">
            <text:p>40002</text:p>
          </table:table-cell>
          <table:table-cell office:value-type="float" office:value="197318">
            <text:p>19731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>
            <draw:frame table:end-cell-address="Images.K38" table:end-x="0.873cm" table:end-y="0.187cm" draw:z-index="0" svg:width="24.298cm" svg:height="12.438cm" svg:x="0.167cm" svg:y="0.08cm">
              <draw:object draw:notify-on-update-of-ranges="Images.A1:Images.F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31">
          <table:table-cell table:number-columns-repeated="8"/>
        </table:table-row>
        <table:table-row table:style-name="ro1">
          <table:table-cell office:value-type="string">
            <text:p>Stripped images have all SOURCE-&gt;NODE-&gt;SINK paths augmented before processing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de" style:country-asian="DE" style:font-name-complex="Lucidasans" style:language-complex="de" style:country-complex="D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de" style:country-asian="DE" style:font-size-complex="24pt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24">24.07.2006</text:date>, <text:time>12:22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6-07-23T13:56:16</meta:creation-date>
    <dc:creator>Stephan Diederich</dc:creator>
    <dc:date>2006-07-24T12:22:30</dc:date>
    <dc:language>de-DE</dc:language>
    <meta:editing-cycles>7</meta:editing-cycles>
    <meta:editing-duration>PT1H22M47S</meta:editing-duration>
    <meta:user-defined meta:name="Info 1"/>
    <meta:user-defined meta:name="Info 2"/>
    <meta:user-defined meta:name="Info 3"/>
    <meta:user-defined meta:name="Info 4"/>
    <meta:document-statistic meta:table-count="4" meta:cell-count="39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3.1000003814697pt" style:font-family-asian="'Andale Sans UI'" style:font-family-generic-asian="system" style:font-pitch-asian="variable" style:font-size-asian="23.1000003814697pt" style:font-family-complex="Lucidasans" style:font-family-generic-complex="system" style:font-pitch-complex="variable" style:font-size-complex="23.1000003814697pt"/>
    </style:style>
    <style:style style:name="ch3" style:family="chart">
      <style:graphic-properties draw:fill="none"/>
      <style:text-properties fo:font-family="Arial" style:font-family-generic="swiss" style:font-pitch="variable" fo:font-size="10.5pt" style:font-family-asian="'Andale Sans UI'" style:font-family-generic-asian="system" style:font-pitch-asian="variable" style:font-size-asian="10.5pt" style:font-family-complex="Lucidasans" style:font-family-generic-complex="system" style:font-pitch-complex="variable" style:font-size-complex="10.5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3999996185303pt" style:font-family-asian="'Andale Sans UI'" style:font-family-generic-asian="system" style:font-pitch-asian="variable" style:font-size-asian="12.3999996185303pt" style:font-family-complex="Lucidasans" style:font-family-generic-complex="system" style:font-pitch-complex="variable" style:font-size-complex="12.3999996185303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5.8999996185303pt" style:font-family-asian="'Andale Sans UI'" style:font-family-generic-asian="system" style:font-pitch-asian="variable" style:font-size-asian="15.8999996185303pt" style:font-family-complex="Lucidasans" style:font-family-generic-complex="system" style:font-pitch-complex="variable" style:font-size-complex="15.8999996185303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3999996185303pt" style:font-family-asian="'Andale Sans UI'" style:font-family-generic-asian="system" style:font-pitch-asian="variable" style:font-size-asian="12.3999996185303pt" style:font-family-complex="Lucidasans" style:font-family-generic-complex="system" style:font-pitch-complex="variable" style:font-size-complex="12.3999996185303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10.5pt" style:font-family-asian="'Andale Sans UI'" style:font-family-generic-asian="system" style:font-pitch-asian="variable" style:font-size-asian="10.5pt" style:font-family-complex="Lucidasans" style:font-family-generic-complex="system" style:font-pitch-complex="variable" style:font-size-complex="10.5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Arial" style:font-family-generic="swiss" style:font-pitch="variable" fo:font-size="10.5pt" style:font-family-asian="'Andale Sans UI'" style:font-family-generic-asian="system" style:font-pitch-asian="variable" style:font-size-asian="10.5pt" style:font-family-complex="Lucidasans" style:font-family-generic-complex="system" style:font-pitch-complex="variable" style:font-size-complex="10.5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Arial" style:font-family-generic="swiss" style:font-pitch="variable" fo:font-size="10.5pt" style:font-family-asian="'Andale Sans UI'" style:font-family-generic-asian="system" style:font-pitch-asian="variable" style:font-size-asian="10.5pt" style:font-family-complex="Lucidasans" style:font-family-generic-complex="system" style:font-pitch-complex="variable" style:font-size-complex="10.5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10.5pt" style:font-family-asian="'Andale Sans UI'" style:font-family-generic-asian="system" style:font-pitch-asian="variable" style:font-size-asian="10.5pt" style:font-family-complex="Lucidasans" style:font-family-generic-complex="system" style:font-pitch-complex="variable" style:font-size-complex="10.5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0066"/>
      <style:text-properties fo:font-family="Arial" style:font-family-generic="swiss" style:font-pitch="variable" fo:font-size="10.5pt" style:font-family-asian="'Andale Sans UI'" style:font-family-generic-asian="system" style:font-pitch-asian="variable" style:font-size-asian="10.5pt" style:font-family-complex="Lucidasans" style:font-family-generic-complex="system" style:font-pitch-complex="variable" style:font-size-complex="10.5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25.774cm" svg:height="12.439cm" chart:class="chart:bar" chart:style-name="ch1">
        <chart:title svg:x="7.244cm" svg:y="0.248cm" chart:style-name="ch2">
          <text:p>Max-Flow with image-problems</text:p>
        </chart:title>
        <chart:legend chart:legend-position="end" svg:x="22.417cm" svg:y="4.818cm" chart:style-name="ch3"/>
        <chart:plot-area chart:style-name="ch4" table:cell-range-address="Images.$A$1:.$F$7" chart:data-source-has-labels="both" chart:table-number-list="3" svg:x="0.514cm" svg:y="1.654cm" svg:width="21.243cm" svg:height="10.536cm">
          <chart:axis chart:dimension="x" chart:name="primary-x" chart:style-name="ch5">
            <chart:title svg:x="11.135cm" svg:y="11.544cm" chart:style-name="ch6">
              <text:p>Image</text:p>
            </chart:title>
            <chart:categories table:cell-range-address="local-table.A2:.A7"/>
          </chart:axis>
          <chart:axis chart:dimension="y" chart:name="primary-y" chart:style-name="ch7">
            <chart:title svg:x="0.514cm" svg:y="6.564cm" chart:style-name="ch6">
              <text:p>time [s]</text:p>
            </chart:title>
            <chart:grid chart:class="major"/>
          </chart:axis>
          <chart:series chart:style-name="ch8">
            <chart:data-point chart:repeated="6"/>
          </chart:series>
          <chart:series chart:style-name="ch9">
            <chart:data-point chart:repeated="6"/>
          </chart:series>
          <chart:series chart:style-name="ch10">
            <chart:data-point chart:repeated="6"/>
          </chart:series>
          <chart:series chart:style-name="ch11">
            <chart:data-point chart:repeated="6"/>
          </chart:series>
          <chart:series chart:style-name="ch12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mogorov</text:p>
              </table:table-cell>
              <table:table-cell office:value-type="string">
                <text:p>pushrelabel</text:p>
              </table:table-cell>
              <table:table-cell office:value-type="string">
                <text:p>boost_kolmo</text:p>
              </table:table-cell>
              <table:table-cell office:value-type="string">
                <text:p>hi_pr</text:p>
              </table:table-cell>
              <table:table-cell office:value-type="string">
                <text:p>hi_prw</text:p>
              </table:table-cell>
            </table:table-row>
          </table:table-header-rows>
          <table:table-rows>
            <table:table-row>
              <table:table-cell office:value-type="string">
                <text:p>data/image_3x3.da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ata/image_3x3_stripped.da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ata/image_beach.dat</text:p>
              </table:table-cell>
              <table:table-cell office:value-type="float" office:value="0.587911">
                <text:p>0.587911</text:p>
              </table:table-cell>
              <table:table-cell office:value-type="float" office:value="9.56855">
                <text:p>9.56855</text:p>
              </table:table-cell>
              <table:table-cell office:value-type="float" office:value="1.69674">
                <text:p>1.69674</text:p>
              </table:table-cell>
              <table:table-cell office:value-type="float" office:value="4.02">
                <text:p>4.0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data/image_beach_stripped.dat</text:p>
              </table:table-cell>
              <table:table-cell office:value-type="float" office:value="0.26696">
                <text:p>0.26696</text:p>
              </table:table-cell>
              <table:table-cell office:value-type="float" office:value="8.51271">
                <text:p>8.51271</text:p>
              </table:table-cell>
              <table:table-cell office:value-type="float" office:value="1.00885">
                <text:p>1.00885</text:p>
              </table:table-cell>
              <table:table-cell office:value-type="float" office:value="3.22">
                <text:p>3.2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data/image_lena.dat</text:p>
              </table:table-cell>
              <table:table-cell office:value-type="float" office:value="0.0749891">
                <text:p>0.0749891</text:p>
              </table:table-cell>
              <table:table-cell office:value-type="float" office:value="0.617906">
                <text:p>0.617906</text:p>
              </table:table-cell>
              <table:table-cell office:value-type="float" office:value="0.238963">
                <text:p>0.238963</text:p>
              </table:table-cell>
              <table:table-cell office:value-type="float" office:value="0.32">
                <text:p>0.3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data/image_lena_stripped.dat</text:p>
              </table:table-cell>
              <table:table-cell office:value-type="float" office:value="0.0489919">
                <text:p>0.0489919</text:p>
              </table:table-cell>
              <table:table-cell office:value-type="float" office:value="0.782881">
                <text:p>0.782881</text:p>
              </table:table-cell>
              <table:table-cell office:value-type="float" office:value="0.223966">
                <text:p>0.223966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2.8999996185303pt" style:font-family-asian="'Andale Sans UI'" style:font-family-generic-asian="system" style:font-pitch-asian="variable" style:font-size-asian="22.8999996185303pt" style:font-family-complex="Lucidasans" style:font-family-generic-complex="system" style:font-pitch-complex="variable" style:font-size-complex="22.8999996185303pt"/>
    </style:style>
    <style:style style:name="ch3" style:family="chart">
      <style:graphic-properties draw:fill="none"/>
      <style:text-properties fo:font-family="Arial" style:font-family-generic="swiss" style:font-pitch="variable" fo:font-size="10.6000003814697pt" style:font-family-asian="'Andale Sans UI'" style:font-family-generic-asian="system" style:font-pitch-asian="variable" style:font-size-asian="10.6000003814697pt" style:font-family-complex="Lucidasans" style:font-family-generic-complex="system" style:font-pitch-complex="variable" style:font-size-complex="10.600000381469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3000001907349pt" style:font-family-asian="'Andale Sans UI'" style:font-family-generic-asian="system" style:font-pitch-asian="variable" style:font-size-asian="12.3000001907349pt" style:font-family-complex="Lucidasans" style:font-family-generic-complex="system" style:font-pitch-complex="variable" style:font-size-complex="12.3000001907349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5.8000001907349pt" style:font-family-asian="'Andale Sans UI'" style:font-family-generic-asian="system" style:font-pitch-asian="variable" style:font-size-asian="15.8000001907349pt" style:font-family-complex="Lucidasans" style:font-family-generic-complex="system" style:font-pitch-complex="variable" style:font-size-complex="15.8000001907349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3000001907349pt" style:font-family-asian="'Andale Sans UI'" style:font-family-generic-asian="system" style:font-pitch-asian="variable" style:font-size-asian="12.3000001907349pt" style:font-family-complex="Lucidasans" style:font-family-generic-complex="system" style:font-pitch-complex="variable" style:font-size-complex="12.3000001907349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10.6000003814697pt" style:font-family-asian="'Andale Sans UI'" style:font-family-generic-asian="system" style:font-pitch-asian="variable" style:font-size-asian="10.6000003814697pt" style:font-family-complex="Lucidasans" style:font-family-generic-complex="system" style:font-pitch-complex="variable" style:font-size-complex="10.600000381469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Arial" style:font-family-generic="swiss" style:font-pitch="variable" fo:font-size="10.6000003814697pt" style:font-family-asian="'Andale Sans UI'" style:font-family-generic-asian="system" style:font-pitch-asian="variable" style:font-size-asian="10.6000003814697pt" style:font-family-complex="Lucidasans" style:font-family-generic-complex="system" style:font-pitch-complex="variable" style:font-size-complex="10.600000381469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Arial" style:font-family-generic="swiss" style:font-pitch="variable" fo:font-size="10.6000003814697pt" style:font-family-asian="'Andale Sans UI'" style:font-family-generic-asian="system" style:font-pitch-asian="variable" style:font-size-asian="10.6000003814697pt" style:font-family-complex="Lucidasans" style:font-family-generic-complex="system" style:font-pitch-complex="variable" style:font-size-complex="10.6000003814697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10.6000003814697pt" style:font-family-asian="'Andale Sans UI'" style:font-family-generic-asian="system" style:font-pitch-asian="variable" style:font-size-asian="10.6000003814697pt" style:font-family-complex="Lucidasans" style:font-family-generic-complex="system" style:font-pitch-complex="variable" style:font-size-complex="10.6000003814697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0066"/>
      <style:text-properties fo:font-family="Arial" style:font-family-generic="swiss" style:font-pitch="variable" fo:font-size="10.6000003814697pt" style:font-family-asian="'Andale Sans UI'" style:font-family-generic-asian="system" style:font-pitch-asian="variable" style:font-size-asian="10.6000003814697pt" style:font-family-complex="Lucidasans" style:font-family-generic-complex="system" style:font-pitch-complex="variable" style:font-size-complex="10.6000003814697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28.325cm" svg:height="12.36cm" chart:class="chart:bar" chart:style-name="ch1">
        <chart:title svg:x="8.649cm" svg:y="0.246cm" chart:style-name="ch2">
          <text:p>MaxFlow problems AC-Graphs</text:p>
        </chart:title>
        <chart:legend chart:legend-position="end" svg:x="24.895cm" svg:y="4.771cm" chart:style-name="ch3"/>
        <chart:plot-area chart:style-name="ch4" table:cell-range-address="AC_Graphs.$B$1:.$G$7" chart:data-source-has-labels="both" chart:table-number-list="0" svg:x="0.566cm" svg:y="1.638cm" svg:width="23.198cm" svg:height="10.476cm">
          <chart:axis chart:dimension="x" chart:name="primary-x" chart:style-name="ch5">
            <chart:title svg:x="11.938cm" svg:y="11.486cm" chart:style-name="ch6">
              <text:p>Filename</text:p>
            </chart:title>
            <chart:categories table:cell-range-address="local-table.A2:.A7"/>
          </chart:axis>
          <chart:axis chart:dimension="y" chart:name="primary-y" chart:style-name="ch7">
            <chart:title svg:x="0.566cm" svg:y="6.994cm" chart:style-name="ch6">
              <text:p>time [s]</text:p>
            </chart:title>
            <chart:grid chart:class="major"/>
          </chart:axis>
          <chart:series chart:style-name="ch8">
            <chart:data-point chart:repeated="6"/>
          </chart:series>
          <chart:series chart:style-name="ch9">
            <chart:data-point chart:repeated="6"/>
          </chart:series>
          <chart:series chart:style-name="ch10">
            <chart:data-point chart:repeated="6"/>
          </chart:series>
          <chart:series chart:style-name="ch11">
            <chart:data-point chart:repeated="6"/>
          </chart:series>
          <chart:series chart:style-name="ch12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mogorov</text:p>
              </table:table-cell>
              <table:table-cell office:value-type="string">
                <text:p>pushrelabel</text:p>
              </table:table-cell>
              <table:table-cell office:value-type="string">
                <text:p>boost_kolmo</text:p>
              </table:table-cell>
              <table:table-cell office:value-type="string">
                <text:p>hi_pr</text:p>
              </table:table-cell>
              <table:table-cell office:value-type="string">
                <text:p>hi_prw</text:p>
              </table:table-cell>
            </table:table-row>
          </table:table-header-rows>
          <table:table-rows>
            <table:table-row>
              <table:table-cell office:value-type="string">
                <text:p>1024</text:p>
              </table:table-cell>
              <table:table-cell office:value-type="float" office:value="5.74413">
                <text:p>5.74413</text:p>
              </table:table-cell>
              <table:table-cell office:value-type="float" office:value="0.309953">
                <text:p>0.309953</text:p>
              </table:table-cell>
              <table:table-cell office:value-type="float" office:value="0.531919">
                <text:p>0.531919</text:p>
              </table:table-cell>
              <table:table-cell office:value-type="float" office:value="0.28">
                <text:p>0.2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9.3781">
                <text:p>19.3781</text:p>
              </table:table-cell>
              <table:table-cell office:value-type="float" office:value="0.543917">
                <text:p>0.543917</text:p>
              </table:table-cell>
              <table:table-cell office:value-type="float" office:value="0.92086">
                <text:p>0.92086</text:p>
              </table:table-cell>
              <table:table-cell office:value-type="float" office:value="0.43">
                <text:p>0.4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47.0858">
                <text:p>47.0858</text:p>
              </table:table-cell>
              <table:table-cell office:value-type="float" office:value="1.3328">
                <text:p>1.3328</text:p>
              </table:table-cell>
              <table:table-cell office:value-type="float" office:value="1.77973">
                <text:p>1.77973</text:p>
              </table:table-cell>
              <table:table-cell office:value-type="float" office:value="1.12">
                <text:p>1.12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83.7373">
                <text:p>83.7373</text:p>
              </table:table-cell>
              <table:table-cell office:value-type="float" office:value="1.55177">
                <text:p>1.55177</text:p>
              </table:table-cell>
              <table:table-cell office:value-type="float" office:value="2.46862">
                <text:p>2.46862</text:p>
              </table:table-cell>
              <table:table-cell office:value-type="float" office:value="0.8">
                <text:p>0.8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118.701">
                <text:p>118.701</text:p>
              </table:table-cell>
              <table:table-cell office:value-type="float" office:value="2.95255">
                <text:p>2.95255</text:p>
              </table:table-cell>
              <table:table-cell office:value-type="float" office:value="6.15007">
                <text:p>6.15007</text:p>
              </table:table-cell>
              <table:table-cell office:value-type="float" office:value="2.77">
                <text:p>2.77</text:p>
              </table:table-cell>
              <table:table-cell office:value-type="float" office:value="5.09">
                <text:p>5.09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207.053">
                <text:p>207.053</text:p>
              </table:table-cell>
              <table:table-cell office:value-type="float" office:value="3.36749">
                <text:p>3.36749</text:p>
              </table:table-cell>
              <table:table-cell office:value-type="float" office:value="6.09307">
                <text:p>6.09307</text:p>
              </table:table-cell>
              <table:table-cell office:value-type="float" office:value="3.18">
                <text:p>3.18</text:p>
              </table:table-cell>
              <table:table-cell office:value-type="float" office:value="6.76">
                <text:p>6.76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.3999996185303pt" style:font-family-asian="'Andale Sans UI'" style:font-family-generic-asian="system" style:font-pitch-asian="variable" style:font-size-asian="14.3999996185303pt" style:font-family-complex="Lucidasans" style:font-family-generic-complex="system" style:font-pitch-complex="variable" style:font-size-complex="14.3999996185303pt"/>
    </style:style>
    <style:style style:name="ch3" style:family="chart">
      <style:graphic-properties draw:fill="none"/>
      <style:text-properties fo:font-family="Arial" style:font-family-generic="swiss" style:font-pitch="variable" fo:font-size="6.59999990463257pt" style:font-family-asian="'Andale Sans UI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69999980926514pt" style:font-family-asian="'Andale Sans UI'" style:font-family-generic-asian="system" style:font-pitch-asian="variable" style:font-size-asian="7.69999980926514pt" style:font-family-complex="Lucidasans" style:font-family-generic-complex="system" style:font-pitch-complex="variable" style:font-size-complex="7.69999980926514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.89999961853027pt" style:font-family-asian="'Andale Sans UI'" style:font-family-generic-asian="system" style:font-pitch-asian="variable" style:font-size-asian="9.89999961853027pt" style:font-family-complex="Lucidasans" style:font-family-generic-complex="system" style:font-pitch-complex="variable" style:font-size-complex="9.89999961853027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69999980926514pt" style:font-family-asian="'Andale Sans UI'" style:font-family-generic-asian="system" style:font-pitch-asian="variable" style:font-size-asian="7.69999980926514pt" style:font-family-complex="Lucidasans" style:font-family-generic-complex="system" style:font-pitch-complex="variable" style:font-size-complex="7.69999980926514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6.59999990463257pt" style:font-family-asian="'Andale Sans UI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Arial" style:font-family-generic="swiss" style:font-pitch="variable" fo:font-size="6.59999990463257pt" style:font-family-asian="'Andale Sans UI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Arial" style:font-family-generic="swiss" style:font-pitch="variable" fo:font-size="6.59999990463257pt" style:font-family-asian="'Andale Sans UI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.59999990463257pt" style:font-family-asian="'Andale Sans UI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0066"/>
      <style:text-properties fo:font-family="Arial" style:font-family-generic="swiss" style:font-pitch="variable" fo:font-size="6.59999990463257pt" style:font-family-asian="'Andale Sans UI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28.605cm" svg:height="7.735cm" chart:class="chart:bar" chart:style-name="ch1">
        <chart:title svg:x="10.846cm" svg:y="0.154cm" chart:style-name="ch2">
          <text:p>MaxFlow problems AK-Graphs</text:p>
        </chart:title>
        <chart:legend chart:legend-position="end" svg:x="26.249cm" svg:y="2.984cm" chart:style-name="ch3"/>
        <chart:plot-area chart:style-name="ch4" table:cell-range-address="AK_Graphs.$B$1:.$G$26" chart:data-source-has-labels="both" chart:table-number-list="1" svg:x="0.572cm" svg:y="1.029cm" svg:width="24.534cm" svg:height="6.552cm">
          <chart:axis chart:dimension="x" chart:name="primary-x" chart:style-name="ch5">
            <chart:title svg:x="12.809cm" svg:y="7.184cm" chart:style-name="ch6">
              <text:p>filename</text:p>
            </chart:title>
            <chart:categories table:cell-range-address="local-table.A2:.A26"/>
          </chart:axis>
          <chart:axis chart:dimension="y" chart:name="primary-y" chart:style-name="ch7">
            <chart:title svg:x="0.572cm" svg:y="4.101cm" chart:style-name="ch6">
              <text:p>time[s]</text:p>
            </chart:title>
            <chart:grid chart:class="major"/>
          </chart:axis>
          <chart:series chart:style-name="ch8">
            <chart:data-point chart:repeated="25"/>
          </chart:series>
          <chart:series chart:style-name="ch9">
            <chart:data-point chart:repeated="25"/>
          </chart:series>
          <chart:series chart:style-name="ch10">
            <chart:data-point chart:repeated="25"/>
          </chart:series>
          <chart:series chart:style-name="ch11">
            <chart:data-point chart:repeated="25"/>
          </chart:series>
          <chart:series chart:style-name="ch12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mogorov</text:p>
              </table:table-cell>
              <table:table-cell office:value-type="string">
                <text:p>pushrelabel</text:p>
              </table:table-cell>
              <table:table-cell office:value-type="string">
                <text:p>boost_kolmo</text:p>
              </table:table-cell>
              <table:table-cell office:value-type="string">
                <text:p>hi_pr</text:p>
              </table:table-cell>
              <table:table-cell office:value-type="string">
                <text:p>hi_prw</text:p>
              </table:table-cell>
            </table:table-row>
          </table:table-header-rows>
          <table:table-rows>
            <table:table-row>
              <table:table-cell office:value-type="string">
                <text:p>4006</text:p>
              </table:table-cell>
              <table:table-cell office:value-type="float" office:value="0.165975">
                <text:p>0.165975</text:p>
              </table:table-cell>
              <table:table-cell office:value-type="float" office:value="0.19497">
                <text:p>0.19497</text:p>
              </table:table-cell>
              <table:table-cell office:value-type="float" office:value="0.19297">
                <text:p>0.19297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006</text:p>
              </table:table-cell>
              <table:table-cell office:value-type="float" office:value="0.679896">
                <text:p>0.679896</text:p>
              </table:table-cell>
              <table:table-cell office:value-type="float" office:value="0.778881">
                <text:p>0.778881</text:p>
              </table:table-cell>
              <table:table-cell office:value-type="float" office:value="0.965854">
                <text:p>0.965854</text:p>
              </table:table-cell>
              <table:table-cell office:value-type="float" office:value="0.14">
                <text:p>0.1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006</text:p>
              </table:table-cell>
              <table:table-cell office:value-type="float" office:value="1.80673">
                <text:p>1.80673</text:p>
              </table:table-cell>
              <table:table-cell office:value-type="float" office:value="1.81772">
                <text:p>1.81772</text:p>
              </table:table-cell>
              <table:table-cell office:value-type="float" office:value="4.45132">
                <text:p>4.45132</text:p>
              </table:table-cell>
              <table:table-cell office:value-type="float" office:value="0.33">
                <text:p>0.3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6006</text:p>
              </table:table-cell>
              <table:table-cell office:value-type="float" office:value="3.72043">
                <text:p>3.72043</text:p>
              </table:table-cell>
              <table:table-cell office:value-type="float" office:value="3.44548">
                <text:p>3.44548</text:p>
              </table:table-cell>
              <table:table-cell office:value-type="float" office:value="10.3764">
                <text:p>10.3764</text:p>
              </table:table-cell>
              <table:table-cell office:value-type="float" office:value="0.59">
                <text:p>0.5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0006</text:p>
              </table:table-cell>
              <table:table-cell office:value-type="float" office:value="8.33673">
                <text:p>8.33673</text:p>
              </table:table-cell>
              <table:table-cell office:value-type="float" office:value="5.76912">
                <text:p>5.76912</text:p>
              </table:table-cell>
              <table:table-cell office:value-type="float" office:value="18.8041">
                <text:p>18.8041</text:p>
              </table:table-cell>
              <table:table-cell office:value-type="float" office:value="0.94">
                <text:p>0.9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4006</text:p>
              </table:table-cell>
              <table:table-cell office:value-type="float" office:value="15.6906">
                <text:p>15.6906</text:p>
              </table:table-cell>
              <table:table-cell office:value-type="float" office:value="8.61469">
                <text:p>8.61469</text:p>
              </table:table-cell>
              <table:table-cell office:value-type="float" office:value="29.6355">
                <text:p>29.6355</text:p>
              </table:table-cell>
              <table:table-cell office:value-type="float" office:value="1.3">
                <text:p>1.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8006</text:p>
              </table:table-cell>
              <table:table-cell office:value-type="float" office:value="24.8692">
                <text:p>24.8692</text:p>
              </table:table-cell>
              <table:table-cell office:value-type="float" office:value="12.1302">
                <text:p>12.1302</text:p>
              </table:table-cell>
              <table:table-cell office:value-type="float" office:value="41.3717">
                <text:p>41.3717</text:p>
              </table:table-cell>
              <table:table-cell office:value-type="float" office:value="1.81">
                <text:p>1.8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2006</text:p>
              </table:table-cell>
              <table:table-cell office:value-type="float" office:value="36.0555">
                <text:p>36.0555</text:p>
              </table:table-cell>
              <table:table-cell office:value-type="float" office:value="16.1195">
                <text:p>16.1195</text:p>
              </table:table-cell>
              <table:table-cell office:value-type="float" office:value="55.4776">
                <text:p>55.4776</text:p>
              </table:table-cell>
              <table:table-cell office:value-type="float" office:value="2.41">
                <text:p>2.4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36006</text:p>
              </table:table-cell>
              <table:table-cell office:value-type="float" office:value="48.6006">
                <text:p>48.6006</text:p>
              </table:table-cell>
              <table:table-cell office:value-type="float" office:value="20.6989">
                <text:p>20.6989</text:p>
              </table:table-cell>
              <table:table-cell office:value-type="float" office:value="71.1192">
                <text:p>71.1192</text:p>
              </table:table-cell>
              <table:table-cell office:value-type="float" office:value="3.09">
                <text:p>3.0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40006</text:p>
              </table:table-cell>
              <table:table-cell office:value-type="float" office:value="62.0846">
                <text:p>62.0846</text:p>
              </table:table-cell>
              <table:table-cell office:value-type="float" office:value="25.4501">
                <text:p>25.4501</text:p>
              </table:table-cell>
              <table:table-cell office:value-type="float" office:value="88.4775">
                <text:p>88.4775</text:p>
              </table:table-cell>
              <table:table-cell office:value-type="float" office:value="3.92">
                <text:p>3.9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4006</text:p>
              </table:table-cell>
              <table:table-cell office:value-type="float" office:value="75.8255">
                <text:p>75.8255</text:p>
              </table:table-cell>
              <table:table-cell office:value-type="float" office:value="31.0093">
                <text:p>31.0093</text:p>
              </table:table-cell>
              <table:table-cell office:value-type="float" office:value="108.423">
                <text:p>108.423</text:p>
              </table:table-cell>
              <table:table-cell office:value-type="float" office:value="5.07">
                <text:p>5.0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48006</text:p>
              </table:table-cell>
              <table:table-cell office:value-type="float" office:value="93.2938">
                <text:p>93.2938</text:p>
              </table:table-cell>
              <table:table-cell office:value-type="float" office:value="37.3043">
                <text:p>37.3043</text:p>
              </table:table-cell>
              <table:table-cell office:value-type="float" office:value="128.283">
                <text:p>128.283</text:p>
              </table:table-cell>
              <table:table-cell office:value-type="float" office:value="6.4">
                <text:p>6.4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52006</text:p>
              </table:table-cell>
              <table:table-cell office:value-type="float" office:value="109.953">
                <text:p>109.953</text:p>
              </table:table-cell>
              <table:table-cell office:value-type="float" office:value="43.7903">
                <text:p>43.7903</text:p>
              </table:table-cell>
              <table:table-cell office:value-type="float" office:value="152.247">
                <text:p>152.247</text:p>
              </table:table-cell>
              <table:table-cell office:value-type="float" office:value="8.02">
                <text:p>8.0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6006</text:p>
              </table:table-cell>
              <table:table-cell office:value-type="float" office:value="130.272">
                <text:p>130.272</text:p>
              </table:table-cell>
              <table:table-cell office:value-type="float" office:value="50.6593">
                <text:p>50.6593</text:p>
              </table:table-cell>
              <table:table-cell office:value-type="float" office:value="177.294">
                <text:p>177.294</text:p>
              </table:table-cell>
              <table:table-cell office:value-type="float" office:value="9.71">
                <text:p>9.7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60006</text:p>
              </table:table-cell>
              <table:table-cell office:value-type="float" office:value="150.692">
                <text:p>150.692</text:p>
              </table:table-cell>
              <table:table-cell office:value-type="float" office:value="62.2805">
                <text:p>62.2805</text:p>
              </table:table-cell>
              <table:table-cell office:value-type="float" office:value="202.961">
                <text:p>202.961</text:p>
              </table:table-cell>
              <table:table-cell office:value-type="float" office:value="11.4">
                <text:p>11.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64006</text:p>
              </table:table-cell>
              <table:table-cell office:value-type="float" office:value="174.012">
                <text:p>174.012</text:p>
              </table:table-cell>
              <table:table-cell office:value-type="float" office:value="66.5419">
                <text:p>66.5419</text:p>
              </table:table-cell>
              <table:table-cell office:value-type="float" office:value="231.934">
                <text:p>231.934</text:p>
              </table:table-cell>
              <table:table-cell office:value-type="float" office:value="13.84">
                <text:p>13.8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68006</text:p>
              </table:table-cell>
              <table:table-cell office:value-type="float" office:value="197.095">
                <text:p>197.095</text:p>
              </table:table-cell>
              <table:table-cell office:value-type="float" office:value="79.9778">
                <text:p>79.9778</text:p>
              </table:table-cell>
              <table:table-cell office:value-type="float" office:value="264.117">
                <text:p>264.117</text:p>
              </table:table-cell>
              <table:table-cell office:value-type="float" office:value="15.77">
                <text:p>15.7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72006</text:p>
              </table:table-cell>
              <table:table-cell office:value-type="float" office:value="222.08">
                <text:p>222.08</text:p>
              </table:table-cell>
              <table:table-cell office:value-type="float" office:value="84.9671">
                <text:p>84.9671</text:p>
              </table:table-cell>
              <table:table-cell office:value-type="float" office:value="294.66">
                <text:p>294.66</text:p>
              </table:table-cell>
              <table:table-cell office:value-type="float" office:value="18.43">
                <text:p>18.4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76006</text:p>
              </table:table-cell>
              <table:table-cell office:value-type="float" office:value="247.482">
                <text:p>247.482</text:p>
              </table:table-cell>
              <table:table-cell office:value-type="float" office:value="94.5926">
                <text:p>94.5926</text:p>
              </table:table-cell>
              <table:table-cell office:value-type="float" office:value="327.418">
                <text:p>327.418</text:p>
              </table:table-cell>
              <table:table-cell office:value-type="float" office:value="20.9">
                <text:p>20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006</text:p>
              </table:table-cell>
              <table:table-cell office:value-type="float" office:value="276.258">
                <text:p>276.258</text:p>
              </table:table-cell>
              <table:table-cell office:value-type="float" office:value="105.042">
                <text:p>105.042</text:p>
              </table:table-cell>
              <table:table-cell office:value-type="float" office:value="364.371">
                <text:p>364.371</text:p>
              </table:table-cell>
              <table:table-cell office:value-type="float" office:value="23.44">
                <text:p>23.44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84006</text:p>
              </table:table-cell>
              <table:table-cell office:value-type="float" office:value="307.37">
                <text:p>307.37</text:p>
              </table:table-cell>
              <table:table-cell office:value-type="float" office:value="122.343">
                <text:p>122.343</text:p>
              </table:table-cell>
              <table:table-cell office:value-type="float" office:value="401.06">
                <text:p>401.06</text:p>
              </table:table-cell>
              <table:table-cell office:value-type="float" office:value="26.56">
                <text:p>26.56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88006</text:p>
              </table:table-cell>
              <table:table-cell office:value-type="float" office:value="336.919">
                <text:p>336.919</text:p>
              </table:table-cell>
              <table:table-cell office:value-type="float" office:value="133.889">
                <text:p>133.889</text:p>
              </table:table-cell>
              <table:table-cell office:value-type="float" office:value="445.136">
                <text:p>445.136</text:p>
              </table:table-cell>
              <table:table-cell office:value-type="float" office:value="29.56">
                <text:p>29.56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92006</text:p>
              </table:table-cell>
              <table:table-cell office:value-type="float" office:value="369.784">
                <text:p>369.784</text:p>
              </table:table-cell>
              <table:table-cell office:value-type="float" office:value="139.096">
                <text:p>139.096</text:p>
              </table:table-cell>
              <table:table-cell office:value-type="float" office:value="484.806">
                <text:p>484.806</text:p>
              </table:table-cell>
              <table:table-cell office:value-type="float" office:value="32.64">
                <text:p>32.6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96006</text:p>
              </table:table-cell>
              <table:table-cell office:value-type="float" office:value="406.892">
                <text:p>406.892</text:p>
              </table:table-cell>
              <table:table-cell office:value-type="float" office:value="151.892">
                <text:p>151.892</text:p>
              </table:table-cell>
              <table:table-cell office:value-type="float" office:value="530.086">
                <text:p>530.086</text:p>
              </table:table-cell>
              <table:table-cell office:value-type="float" office:value="36.26">
                <text:p>36.26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100006</text:p>
              </table:table-cell>
              <table:table-cell office:value-type="float" office:value="442.514">
                <text:p>442.514</text:p>
              </table:table-cell>
              <table:table-cell office:value-type="float" office:value="165.801">
                <text:p>165.801</text:p>
              </table:table-cell>
              <table:table-cell office:value-type="float" office:value="574.489">
                <text:p>574.489</text:p>
              </table:table-cell>
              <table:table-cell office:value-type="float" office:value="39.54">
                <text:p>39.54</text:p>
              </table:table-cell>
              <table:table-cell office:value-type="float" office:value="2.34">
                <text:p>2.34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25.2999992370605pt" style:font-family-asian="'Andale Sans UI'" style:font-family-generic-asian="system" style:font-pitch-asian="variable" style:font-size-asian="25.2999992370605pt" style:font-family-complex="Lucidasans" style:font-family-generic-complex="system" style:font-pitch-complex="variable" style:font-size-complex="25.2999992370605pt"/>
    </style:style>
    <style:style style:name="ch3" style:family="chart">
      <style:graphic-properties draw:fill="none"/>
      <style:text-properties fo:font-family="Arial" style:font-family-generic="swiss" style:font-pitch="variable" fo:font-size="11.6999998092651pt" style:font-family-asian="'Andale Sans UI'" style:font-family-generic-asian="system" style:font-pitch-asian="variable" style:font-size-asian="11.6999998092651pt" style:font-family-complex="Lucidasans" style:font-family-generic-complex="system" style:font-pitch-complex="variable" style:font-size-complex="11.6999998092651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3.6000003814697pt" style:font-family-asian="'Andale Sans UI'" style:font-family-generic-asian="system" style:font-pitch-asian="variable" style:font-size-asian="13.6000003814697pt" style:font-family-complex="Lucidasans" style:font-family-generic-complex="system" style:font-pitch-complex="variable" style:font-size-complex="13.6000003814697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7.5pt" style:font-family-asian="'Andale Sans UI'" style:font-family-generic-asian="system" style:font-pitch-asian="variable" style:font-size-asian="17.5pt" style:font-family-complex="Lucidasans" style:font-family-generic-complex="system" style:font-pitch-complex="variable" style:font-size-complex="17.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3.6000003814697pt" style:font-family-asian="'Andale Sans UI'" style:font-family-generic-asian="system" style:font-pitch-asian="variable" style:font-size-asian="13.6000003814697pt" style:font-family-complex="Lucidasans" style:font-family-generic-complex="system" style:font-pitch-complex="variable" style:font-size-complex="13.6000003814697pt"/>
    </style:style>
    <style:style style:name="ch8" style:family="chart">
      <style:graphic-properties draw:fill-color="#9999ff"/>
      <style:text-properties fo:font-family="Arial" style:font-family-generic="swiss" style:font-pitch="variable" fo:font-size="11.6999998092651pt" style:font-family-asian="'Andale Sans UI'" style:font-family-generic-asian="system" style:font-pitch-asian="variable" style:font-size-asian="11.6999998092651pt" style:font-family-complex="Lucidasans" style:font-family-generic-complex="system" style:font-pitch-complex="variable" style:font-size-complex="11.6999998092651pt"/>
    </style:style>
    <style:style style:name="ch9" style:family="chart">
      <style:graphic-properties draw:fill-color="#993366"/>
      <style:text-properties fo:font-family="Arial" style:font-family-generic="swiss" style:font-pitch="variable" fo:font-size="11.6999998092651pt" style:font-family-asian="'Andale Sans UI'" style:font-family-generic-asian="system" style:font-pitch-asian="variable" style:font-size-asian="11.6999998092651pt" style:font-family-complex="Lucidasans" style:font-family-generic-complex="system" style:font-pitch-complex="variable" style:font-size-complex="11.6999998092651pt"/>
    </style:style>
    <style:style style:name="ch10" style:family="chart">
      <style:graphic-properties draw:fill-color="#ffffcc"/>
      <style:text-properties fo:font-family="Arial" style:font-family-generic="swiss" style:font-pitch="variable" fo:font-size="11.6999998092651pt" style:font-family-asian="'Andale Sans UI'" style:font-family-generic-asian="system" style:font-pitch-asian="variable" style:font-size-asian="11.6999998092651pt" style:font-family-complex="Lucidasans" style:font-family-generic-complex="system" style:font-pitch-complex="variable" style:font-size-complex="11.6999998092651pt"/>
    </style:style>
    <style:style style:name="ch11" style:family="chart">
      <style:graphic-properties draw:fill-color="#ccffff"/>
      <style:text-properties fo:font-family="Arial" style:font-family-generic="swiss" style:font-pitch="variable" fo:font-size="11.6999998092651pt" style:font-family-asian="'Andale Sans UI'" style:font-family-generic-asian="system" style:font-pitch-asian="variable" style:font-size-asian="11.6999998092651pt" style:font-family-complex="Lucidasans" style:font-family-generic-complex="system" style:font-pitch-complex="variable" style:font-size-complex="11.6999998092651pt"/>
    </style:style>
    <style:style style:name="ch12" style:family="chart">
      <style:graphic-properties draw:fill-color="#660066"/>
      <style:text-properties fo:font-family="Arial" style:font-family-generic="swiss" style:font-pitch="variable" fo:font-size="11.6999998092651pt" style:font-family-asian="'Andale Sans UI'" style:font-family-generic-asian="system" style:font-pitch-asian="variable" style:font-size-asian="11.6999998092651pt" style:font-family-complex="Lucidasans" style:font-family-generic-complex="system" style:font-pitch-complex="variable" style:font-size-complex="11.6999998092651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26.541cm" svg:height="13.636cm" chart:class="chart:bar" chart:style-name="ch1">
        <chart:title svg:x="5.667cm" svg:y="0.272cm" chart:style-name="ch2">
          <text:p>Maxflow problems from genrmf graphs</text:p>
        </chart:title>
        <chart:legend chart:legend-position="end" svg:x="22.849cm" svg:y="5.257cm" chart:style-name="ch3"/>
        <chart:plot-area chart:style-name="ch4" table:cell-range-address="genrmf.$B$1:.$G$9" chart:data-source-has-labels="both" chart:table-number-list="2" svg:x="0.53cm" svg:y="1.811cm" svg:width="21.26cm" svg:height="11.553cm">
          <chart:axis chart:dimension="x" chart:name="primary-x" chart:style-name="ch5">
            <chart:title svg:x="11.796cm" svg:y="12.675cm" chart:style-name="ch6">
              <text:p>|V|</text:p>
            </chart:title>
            <chart:categories table:cell-range-address="local-table.A2:.A9"/>
          </chart:axis>
          <chart:axis chart:dimension="y" chart:name="primary-y" chart:style-name="ch7">
            <chart:title svg:x="0.53cm" svg:y="7.662cm" chart:style-name="ch6">
              <text:p>time[s]</text:p>
            </chart:title>
            <chart:grid chart:class="major"/>
          </chart:axis>
          <chart:series chart:style-name="ch8">
            <chart:data-point chart:repeated="8"/>
          </chart:series>
          <chart:series chart:style-name="ch9">
            <chart:data-point chart:repeated="8"/>
          </chart:series>
          <chart:series chart:style-name="ch10">
            <chart:data-point chart:repeated="8"/>
          </chart:series>
          <chart:series chart:style-name="ch11">
            <chart:data-point chart:repeated="8"/>
          </chart:series>
          <chart:series chart:style-name="ch12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mogorov</text:p>
              </table:table-cell>
              <table:table-cell office:value-type="string">
                <text:p>pushrelabel</text:p>
              </table:table-cell>
              <table:table-cell office:value-type="string">
                <text:p>boost_kolmo</text:p>
              </table:table-cell>
              <table:table-cell office:value-type="string">
                <text:p>hi_pr</text:p>
              </table:table-cell>
              <table:table-cell office:value-type="string">
                <text:p>hi_prw</text:p>
              </table:table-cell>
            </table:table-row>
          </table:table-header-rows>
          <table:table-rows>
            <table:table-row>
              <table:table-cell office:value-type="string">
                <text:p>10000</text:p>
              </table:table-cell>
              <table:table-cell office:value-type="float" office:value="0.010998">
                <text:p>0.010998</text:p>
              </table:table-cell>
              <table:table-cell office:value-type="float" office:value="0.031995">
                <text:p>0.031995</text:p>
              </table:table-cell>
              <table:table-cell office:value-type="float" office:value="0.033995">
                <text:p>0.033995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270959">
                <text:p>0.270959</text:p>
              </table:table-cell>
              <table:table-cell office:value-type="float" office:value="2.56761">
                <text:p>2.56761</text:p>
              </table:table-cell>
              <table:table-cell office:value-type="float" office:value="0.624905">
                <text:p>0.624905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0.970852">
                <text:p>0.970852</text:p>
              </table:table-cell>
              <table:table-cell office:value-type="float" office:value="3.46147">
                <text:p>3.46147</text:p>
              </table:table-cell>
              <table:table-cell office:value-type="float" office:value="2.22066">
                <text:p>2.22066</text:p>
              </table:table-cell>
              <table:table-cell office:value-type="float" office:value="1.44">
                <text:p>1.44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0.033994">
                <text:p>0.033994</text:p>
              </table:table-cell>
              <table:table-cell office:value-type="float" office:value="0.13698">
                <text:p>0.13698</text:p>
              </table:table-cell>
              <table:table-cell office:value-type="float" office:value="0.150977">
                <text:p>0.150977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80000</text:p>
              </table:table-cell>
              <table:table-cell office:value-type="float" office:value="2.81957">
                <text:p>2.81957</text:p>
              </table:table-cell>
              <table:table-cell office:value-type="float" office:value="21.6407">
                <text:p>21.6407</text:p>
              </table:table-cell>
              <table:table-cell office:value-type="float" office:value="4.71428">
                <text:p>4.71428</text:p>
              </table:table-cell>
              <table:table-cell office:value-type="float" office:value="5.37">
                <text:p>5.37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160000</text:p>
              </table:table-cell>
              <table:table-cell office:value-type="float" office:value="8.30474">
                <text:p>8.30474</text:p>
              </table:table-cell>
              <table:table-cell office:value-type="float" office:value="31.7272">
                <text:p>31.7272</text:p>
              </table:table-cell>
              <table:table-cell office:value-type="float" office:value="17.1834">
                <text:p>17.1834</text:p>
              </table:table-cell>
              <table:table-cell office:value-type="float" office:value="12.26">
                <text:p>12.2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string">
                <text:p>250000</text:p>
              </table:table-cell>
              <table:table-cell office:value-type="float" office:value="0.228966">
                <text:p>0.228966</text:p>
              </table:table-cell>
              <table:table-cell office:value-type="float" office:value="0.836873">
                <text:p>0.836873</text:p>
              </table:table-cell>
              <table:table-cell office:value-type="float" office:value="1.66475">
                <text:p>1.66475</text:p>
              </table:table-cell>
              <table:table-cell office:value-type="float" office:value="0.29">
                <text:p>0.2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00000</text:p>
              </table:table-cell>
              <table:table-cell office:value-type="float" office:value="55.7445">
                <text:p>55.7445</text:p>
              </table:table-cell>
              <table:table-cell office:value-type="float" office:value="278.626">
                <text:p>278.626</text:p>
              </table:table-cell>
              <table:table-cell office:value-type="float" office:value="90.9732">
                <text:p>90.9732</text:p>
              </table:table-cell>
              <table:table-cell office:value-type="float" office:value="134.18">
                <text:p>134.18</text:p>
              </table:table-cell>
              <table:table-cell office:value-type="float" office:value="111.97">
                <text:p>111.97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